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67eeb" officeooo:paragraph-rsid="00067eeb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fo:font-size="8pt" fo:font-weight="bold" officeooo:rsid="00067eeb" officeooo:paragraph-rsid="00067eeb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fo:font-size="8pt" fo:font-weight="bold" officeooo:rsid="00067eeb" officeooo:paragraph-rsid="00067eeb" style:font-size-asian="8pt" style:font-weight-asian="bold" style:font-size-complex="8pt" style:font-weight-complex="bold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8pt" style:font-size-asian="8pt" style:font-size-complex="8pt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ize="8pt" style:font-size-asian="8pt" style:font-size-complex="8pt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8pt" style:font-size-asian="8pt" style:font-size-complex="8pt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8pt" officeooo:paragraph-rsid="000a521f" style:font-size-asian="8pt" style:font-size-complex="8pt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ize="8pt" officeooo:paragraph-rsid="000a521f" style:font-size-asian="8pt" style:font-size-complex="8pt"/>
    </style:style>
    <style:style style:name="P9" style:family="paragraph" style:parent-style-name="Standard">
      <style:paragraph-properties fo:text-align="start" style:justify-single-word="false"/>
      <style:text-properties fo:color="#000000" style:font-name="Consolas" fo:font-size="8pt" fo:font-weight="bold" officeooo:rsid="00067eeb" officeooo:paragraph-rsid="00067eeb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style:font-name="Consolas" fo:font-size="8pt" fo:font-weight="bold" officeooo:rsid="00067eeb" officeooo:paragraph-rsid="000a521f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0000" fo:font-size="8pt" fo:font-weight="bold" officeooo:rsid="00067eeb" officeooo:paragraph-rsid="000a521f" style:font-size-asian="8pt" style:font-weight-asian="bold" style:font-size-complex="8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fo:font-size="8pt" fo:font-weight="bold" officeooo:rsid="00067eeb" officeooo:paragraph-rsid="000a521f" style:font-size-asian="8pt" style:font-weight-asian="bold" style:font-size-complex="8pt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fo:color="#000000" fo:font-size="15pt" fo:font-weight="normal" officeooo:rsid="000b67f5" officeooo:paragraph-rsid="000a521f" fo:background-color="transparent" style:font-size-asian="15pt" style:font-weight-asian="normal" style:font-size-complex="15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size="15pt" fo:font-weight="normal" officeooo:rsid="0016bf5b" officeooo:paragraph-rsid="000a521f" style:font-size-asian="15pt" style:font-weight-asian="normal" style:font-size-complex="15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color="#000000" fo:font-size="15pt" fo:font-weight="normal" officeooo:rsid="0019b139" officeooo:paragraph-rsid="000a521f" style:font-size-asian="15pt" style:font-weight-asian="normal" style:font-size-complex="15pt" style:font-weight-complex="normal"/>
    </style:style>
    <style:style style:name="P16" style:family="paragraph" style:parent-style-name="Standard">
      <style:paragraph-properties fo:text-align="center" style:justify-single-word="false"/>
      <style:text-properties officeooo:paragraph-rsid="000a521f"/>
    </style:style>
    <style:style style:name="P17" style:family="paragraph" style:parent-style-name="Standard">
      <style:paragraph-properties fo:text-align="center" style:justify-single-word="false"/>
      <style:text-properties fo:font-size="18pt" fo:font-weight="bold" officeooo:rsid="000b67f5" officeooo:paragraph-rsid="000a521f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end" style:justify-single-word="false"/>
      <style:text-properties fo:font-size="20pt" fo:font-weight="bold" officeooo:rsid="000cb661" officeooo:paragraph-rsid="000a521f" style:font-size-asian="20pt" style:font-weight-asian="bold" style:font-size-complex="20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20pt" fo:font-weight="bold" officeooo:rsid="00067eeb" officeooo:paragraph-rsid="000a521f" style:font-size-asian="20pt" style:font-weight-asian="bold" style:font-size-complex="20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20pt" fo:font-weight="bold" officeooo:rsid="000f73f3" officeooo:paragraph-rsid="000a521f" style:font-size-asian="20pt" style:font-weight-asian="bold" style:font-size-complex="20pt" style:font-weight-complex="bold"/>
    </style:style>
    <style:style style:name="P21" style:family="paragraph" style:parent-style-name="Standard" style:list-style-name="L1">
      <style:paragraph-properties fo:text-align="center" style:justify-single-word="false"/>
      <style:text-properties fo:font-size="15pt" fo:font-weight="normal" officeooo:rsid="000b67f5" officeooo:paragraph-rsid="000a521f" style:font-size-asian="15pt" style:font-weight-asian="normal" style:font-size-complex="15pt" style:font-weight-complex="normal"/>
    </style:style>
    <style:style style:name="P22" style:family="paragraph" style:parent-style-name="Standard" style:list-style-name="L3">
      <style:paragraph-properties fo:text-align="center" style:justify-single-word="false"/>
      <style:text-properties fo:font-size="15pt" fo:font-weight="normal" officeooo:rsid="0016bf5b" officeooo:paragraph-rsid="000a521f" style:font-size-asian="15pt" style:font-weight-asian="normal" style:font-size-complex="15pt" style:font-weight-complex="normal"/>
    </style:style>
    <style:style style:name="P23" style:family="paragraph" style:parent-style-name="Standard" style:list-style-name="L1">
      <style:paragraph-properties fo:text-align="center" style:justify-single-word="false"/>
      <style:text-properties fo:font-size="15pt" fo:font-weight="normal" officeooo:rsid="000b67f5" officeooo:paragraph-rsid="000a521f" fo:background-color="transparent" style:font-size-asian="15pt" style:font-weight-asian="normal" style:font-size-complex="15pt" style:font-weight-complex="normal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paragraph-rsid="000a521f" fo:background-color="transparent" style:font-size-asian="10pt"/>
    </style:style>
    <style:style style:name="P25" style:family="paragraph" style:parent-style-name="Standard" style:list-style-name="L1">
      <style:paragraph-properties fo:margin-left="0in" fo:margin-right="0in" fo:text-align="start" style:justify-single-word="false" fo:text-indent="0in" style:auto-text-indent="false"/>
      <style:text-properties fo:color="#000000" officeooo:paragraph-rsid="000a521f" fo:background-color="transparent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officeooo:paragraph-rsid="000a521f" fo:background-color="transparent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officeooo:paragraph-rsid="000a521f"/>
    </style:style>
    <style:style style:name="T1" style:family="text">
      <style:text-properties fo:color="#8dcbe2" style:font-name="Consolas" fo:font-size="10pt" style:font-size-asian="10pt"/>
    </style:style>
    <style:style style:name="T2" style:family="text">
      <style:text-properties fo:color="#d8d8d8" style:font-name="Consolas" fo:font-size="10pt" style:font-size-asian="10pt"/>
    </style:style>
    <style:style style:name="T3" style:family="text">
      <style:text-properties fo:color="#000000"/>
    </style:style>
    <style:style style:name="T4" style:family="text">
      <style:text-properties style:font-name="Consolas"/>
    </style:style>
    <style:style style:name="T5" style:family="text">
      <style:text-properties style:font-name="Consolas" fo:font-size="10pt" style:font-size-asian="10pt"/>
    </style:style>
    <style:style style:name="T6" style:family="text">
      <style:text-properties style:font-name="Consolas" fo:font-size="10pt" style:font-size-asian="10pt"/>
    </style:style>
    <style:style style:name="T7" style:family="text">
      <style:text-properties style:font-name="Consolas" fo:font-size="10pt" style:font-size-asian="10pt"/>
    </style:style>
    <style:style style:name="T8" style:family="text">
      <style:text-properties style:font-name="Consolas" fo:font-size="10pt" style:font-size-asian="10pt"/>
    </style:style>
    <style:style style:name="T9" style:family="text">
      <style:text-properties style:font-name="Consolas" fo:font-size="10pt" style:font-size-asian="10pt"/>
    </style:style>
    <style:style style:name="T10" style:family="text">
      <style:text-properties style:font-name="Consolas" fo:font-size="10pt" style:font-size-asian="10pt"/>
    </style:style>
    <style:style style:name="T11" style:family="text">
      <style:text-properties style:font-name="Consolas" fo:font-size="10pt" style:font-size-asian="10pt"/>
    </style:style>
    <style:style style:name="T12" style:family="text">
      <style:text-properties style:font-name="Consolas" fo:font-size="10pt" style:font-size-asian="10pt"/>
    </style:style>
    <style:style style:name="T13" style:family="text">
      <style:text-properties style:font-name="Consolas" fo:font-size="10pt" style:font-size-asian="10pt"/>
    </style:style>
    <style:style style:name="T14" style:family="text">
      <style:text-properties style:font-name="Consolas" style:text-underline-style="solid" style:text-underline-width="auto" style:text-underline-color="font-color"/>
    </style:style>
    <style:style style:name="T15" style:family="text">
      <style:text-properties fo:font-size="20pt" fo:font-weight="bold" officeooo:rsid="00067eeb" style:font-size-asian="20pt" style:font-weight-asian="bold" style:font-size-complex="20pt" style:font-weight-complex="bold"/>
    </style:style>
    <style:style style:name="T16" style:family="text">
      <style:text-properties fo:font-size="20pt" fo:font-weight="bold" officeooo:rsid="000f73f3" style:font-size-asian="20pt" style:font-weight-asian="bold" style:font-size-complex="20pt" style:font-weight-complex="bold"/>
    </style:style>
    <style:style style:name="T17" style:family="text">
      <style:text-properties fo:font-size="20pt" fo:font-weight="bold" officeooo:rsid="000ba72a" style:font-size-asian="20pt" style:font-weight-asian="bold" style:font-size-complex="20pt" style:font-weight-complex="bold"/>
    </style:style>
    <style:style style:name="T18" style:family="text">
      <style:text-properties officeooo:rsid="000f73f3"/>
    </style:style>
    <style:style style:name="T19" style:family="text">
      <style:text-properties officeooo:rsid="000ba72a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font-size="18pt" fo:font-weight="bold" officeooo:rsid="000b67f5" style:font-size-asian="18pt" style:font-weight-asian="bold" style:font-size-complex="18pt" style:font-weight-complex="bold"/>
    </style:style>
    <style:style style:name="T22" style:family="text">
      <style:text-properties fo:font-size="18pt" fo:font-weight="bold" officeooo:rsid="000f73f3" style:font-size-asian="18pt" style:font-weight-asian="bold" style:font-size-complex="18pt" style:font-weight-complex="bold"/>
    </style:style>
    <style:style style:name="T23" style:family="text">
      <style:text-properties fo:font-size="18pt" fo:font-weight="bold" officeooo:rsid="000ba72a" style:font-size-asian="18pt" style:font-weight-asian="bold" style:font-size-complex="18pt" style:font-weight-complex="bold"/>
    </style:style>
    <style:style style:name="T24" style:family="text">
      <style:text-properties fo:background-color="transparent" loext:char-shading-value="0"/>
    </style:style>
    <style:style style:name="T25" style:family="text">
      <style:text-properties officeooo:rsid="001172d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4/27/2020</text:p>
      <text:p text:style-name="P19">Java Notes</text:p>
      <text:p text:style-name="P20"/>
      <text:p text:style-name="P16"><text:span text:style-name="T15">LEC </text:span><text:span text:style-name="T16">1</text:span><text:span text:style-name="T15"> – </text:span><text:span text:style-name="T17">H</text:span><text:span text:style-name="T16">ello World</text:span></text:p>
      <text:p text:style-name="P19"/>
      <text:p text:style-name="P19">LEC <text:span text:style-name="T18">2</text:span> - <text:span text:style-name="T19">Variables</text:span></text:p>
      <text:p text:style-name="P11"/>
      <text:p text:style-name="P12"><text:span text:style-name="T4">package p1;</text:span></text:p>
      <text:p text:style-name="P7"/>
      <text:p text:style-name="P8"><text:span text:style-name="T4">public class app {</text:span></text:p>
      <text:p text:style-name="P7"/>
      <text:p text:style-name="P8"><text:span text:style-name="T4"><text:tab/>public static void main(String[] args) {</text:span></text:p>
      <text:p text:style-name="P7"><text:tab/><text:tab/></text:p>
      <text:p text:style-name="P8"><text:span text:style-name="T4"><text:tab/>//Primitive data types - Create variables</text:span></text:p>
      <text:p text:style-name="P7"><text:tab/><text:tab/></text:p>
      <text:p text:style-name="P8"><text:span text:style-name="T4"><text:tab/><text:tab/>int aValue = 42;</text:span></text:p>
      <text:p text:style-name="P8"><text:span text:style-name="T4"><text:tab/><text:tab/>//32 Bit value.Larger range of values.<text:tab/></text:span></text:p>
      <text:p text:style-name="P7"/>
      <text:p text:style-name="P8"><text:span text:style-name="T4"><text:tab/><text:tab/>short aShort = 93;</text:span></text:p>
      <text:p text:style-name="P8"><text:span text:style-name="T4"><text:tab/><text:tab/>//16 bit value. Smaller range of values.<text:tab/></text:span></text:p>
      <text:p text:style-name="P7"/>
      <text:p text:style-name="P8"><text:span text:style-name="T4"><text:tab/><text:tab/>Long aLong = 8304L;</text:span></text:p>
      <text:p text:style-name="P8"><text:span text:style-name="T4"><text:tab/><text:tab/>//64 bit value Very large range of numbers.</text:span></text:p>
      <text:p text:style-name="P7"><text:tab/><text:tab/></text:p>
      <text:p text:style-name="P8"><text:span text:style-name="T4"><text:tab/><text:tab/>double aDouble = 3.4553;</text:span></text:p>
      <text:p text:style-name="P8"><text:span text:style-name="T4"><text:tab/><text:tab/>//64 bit value. Used to define numbers with decimals.</text:span></text:p>
      <text:p text:style-name="P7"><text:tab/><text:tab/></text:p>
      <text:p text:style-name="P8"><text:span text:style-name="T4"><text:tab/><text:tab/>float aFloat = 5.243F;</text:span></text:p>
      <text:p text:style-name="P8"><text:span text:style-name="T4"><text:tab/><text:tab/>/*32 bit value. Used to define numbers with decimals.Less decimal places, </text:span></text:p>
      <text:p text:style-name="P7"><text:tab/><text:tab/> <text:s/>less precise than a double.*/</text:p>
      <text:p text:style-name="P7"><text:tab/><text:tab/></text:p>
      <text:p text:style-name="P8"><text:span text:style-name="T4"><text:tab/><text:tab/>char aChar = 'b';</text:span></text:p>
      <text:p text:style-name="P8"><text:span text:style-name="T4"><text:tab/><text:tab/>//Stores a single character/letter or ASCII values</text:span></text:p>
      <text:p text:style-name="P7"><text:tab/><text:tab/></text:p>
      <text:p text:style-name="P8"><text:span text:style-name="T4"><text:tab/><text:tab/>boolean aBoolean = true;</text:span></text:p>
      <text:p text:style-name="P8"><text:span text:style-name="T4"><text:tab/><text:tab/>//Stores true or false values</text:span></text:p>
      <text:p text:style-name="P7"><text:tab/><text:tab/></text:p>
      <text:p text:style-name="P8"><text:span text:style-name="T4"><text:tab/><text:tab/>byte aByte = 127;</text:span></text:p>
      <text:p text:style-name="P8"><text:span text:style-name="T4"><text:tab/>//The byte data type is an 8-bit signed two's complement integer.(</text:span><text:span text:style-name="T14">min</text:span><text:span text:style-name="T4"> -128, max 127)</text:span></text:p>
      <text:p text:style-name="P7"><text:tab/><text:tab/><text:tab/><text:tab/></text:p>
      <text:p text:style-name="P8"><text:span text:style-name="T4"><text:tab/>//Print variables</text:span></text:p>
      <text:p text:style-name="P8"><text:span text:style-name="T4"><text:tab/><text:tab/>System.out.println(aValue);</text:span></text:p>
      <text:p text:style-name="P8"><text:span text:style-name="T4"><text:tab/><text:tab/>//Prints aValue to the console</text:span></text:p>
      <text:p text:style-name="P7"><text:tab/><text:tab/></text:p>
      <text:p text:style-name="P8"><text:span text:style-name="T4"><text:tab/><text:tab/>System.out.println(aShort);</text:span></text:p>
      <text:p text:style-name="P8"><text:span text:style-name="T4"><text:tab/><text:tab/>//Prints aShort to the console</text:span></text:p>
      <text:p text:style-name="P7"><text:tab/><text:tab/></text:p>
      <text:p text:style-name="P8"><text:span text:style-name="T4"><text:tab/><text:tab/>System.out.println(aLong);</text:span></text:p>
      <text:p text:style-name="P8"><text:span text:style-name="T4"><text:tab/><text:tab/>//Prints aLong to the console</text:span></text:p>
      <text:p text:style-name="P7"><text:tab/><text:tab/></text:p>
      <text:p text:style-name="P8"><text:span text:style-name="T4"><text:tab/><text:tab/>System.out.println(aDouble);</text:span></text:p>
      <text:p text:style-name="P8"><text:span text:style-name="T4"><text:tab/><text:tab/>//prints aDouble to the console</text:span></text:p>
      <text:p text:style-name="P7"><text:tab/><text:tab/></text:p>
      <text:p text:style-name="P8"><text:span text:style-name="T4"><text:tab/><text:tab/>System.out.println(aFloat);</text:span></text:p>
      <text:p text:style-name="P8"><text:span text:style-name="T4"><text:tab/><text:tab/>//prints aFloat to the console</text:span></text:p>
      <text:p text:style-name="P7"><text:tab/><text:tab/></text:p>
      <text:p text:style-name="P8"><text:span text:style-name="T4"><text:tab/><text:tab/>System.out.println(aChar);</text:span></text:p>
      <text:p text:style-name="P8"><text:span text:style-name="T4"><text:tab/><text:tab/>//Prints aChar to the console</text:span></text:p>
      <text:p text:style-name="P7"><text:tab/><text:tab/></text:p>
      <text:p text:style-name="P8"><text:span text:style-name="T4"><text:tab/><text:tab/>System.out.println(aBoolean);</text:span></text:p>
      <text:p text:style-name="P8"><text:span text:style-name="T4"><text:tab/><text:tab/>//prints aBoolean to the console</text:span></text:p>
      <text:p text:style-name="P7"><text:tab/><text:tab/></text:p>
      <text:p text:style-name="P8"><text:span text:style-name="T4"><text:tab/><text:tab/>System.out.println(aByte);</text:span></text:p>
      <text:p text:style-name="P8"><text:soft-page-break/><text:span text:style-name="T4"><text:tab/><text:tab/>//prints aByte to the console</text:span></text:p>
      <text:p text:style-name="P7"><text:tab/><text:tab/></text:p>
      <text:p text:style-name="P7"><text:tab/>}</text:p>
      <text:p text:style-name="P10">}</text:p>
      <text:p text:style-name="P10"><text:span text:style-name="T20"/></text:p>
      <text:p text:style-name="P17">Lec <text:span text:style-name="T18">3</text:span> – <text:span text:style-name="T19">Strings</text:span></text:p>
      <text:p text:style-name="P17"/>
      <text:list xml:id="list1271315999" text:style-name="L1">
        <text:list-item>
          <text:p text:style-name="P21">Don’t always have to use eclipse auto creation for a main method. There is a shortcut, type main and pres CTRL + SPACE and hit Enter.</text:p>
        </text:list-item>
        <text:list-item>
          <text:p text:style-name="P23"><text:span text:style-name="T1"/></text:p>
          <text:p text:style-name="P13"><text:span text:style-name="T5">public</text:span><text:span text:style-name="T5"> </text:span><text:span text:style-name="T5">class</text:span><text:span text:style-name="T5"> </text:span><text:span text:style-name="T5">Application</text:span><text:span text:style-name="T5"> {</text:span></text:p>
        </text:list-item>
      </text:list>
      <text:p text:style-name="P24"/>
      <text:p text:style-name="P26"><text:span text:style-name="T5"><text:tab/></text:span><text:span text:style-name="T5">public</text:span><text:span text:style-name="T5"> </text:span><text:span text:style-name="T5">static</text:span><text:span text:style-name="T5"> </text:span><text:span text:style-name="T5">void</text:span><text:span text:style-name="T5"> </text:span><text:span text:style-name="T5">main</text:span><text:span text:style-name="T5">(</text:span><text:span text:style-name="T5">String</text:span><text:span text:style-name="T5">[] </text:span><text:span text:style-name="T5">args</text:span><text:span text:style-name="T5">) {</text:span></text:p>
      <text:p text:style-name="P26"><text:span text:style-name="T5"><text:tab/><text:tab/></text:span><text:span text:style-name="T5">int</text:span><text:span text:style-name="T5"> </text:span><text:span text:style-name="T5">aNumber</text:span><text:span text:style-name="T5"> = </text:span><text:span text:style-name="T5">9</text:span><text:span text:style-name="T5">;</text:span></text:p>
      <text:p text:style-name="P26"><text:span text:style-name="T5"><text:tab/><text:tab/></text:span><text:span text:style-name="T5">double</text:span><text:span text:style-name="T5"> </text:span><text:span text:style-name="T5">aDouble</text:span><text:span text:style-name="T5"> = </text:span><text:span text:style-name="T5">9.5</text:span><text:span text:style-name="T5">;</text:span></text:p>
      <text:p text:style-name="P26"><text:span text:style-name="T5"><text:tab/><text:tab/></text:span><text:span text:style-name="T5">String</text:span><text:span text:style-name="T5"> </text:span><text:span text:style-name="T5">text</text:span><text:span text:style-name="T5"> = </text:span><text:span text:style-name="T5">"Hi"</text:span><text:span text:style-name="T5">;</text:span></text:p>
      <text:p text:style-name="P26"><text:span text:style-name="T5"><text:tab/><text:tab/></text:span><text:span text:style-name="T5">String</text:span><text:span text:style-name="T5"> </text:span><text:span text:style-name="T5">blank</text:span><text:span text:style-name="T5"> = </text:span><text:span text:style-name="T5">" "</text:span><text:span text:style-name="T5">;</text:span></text:p>
      <text:p text:style-name="P26"><text:span text:style-name="T5"><text:tab/><text:tab/></text:span><text:span text:style-name="T5">String</text:span><text:span text:style-name="T5"> </text:span><text:span text:style-name="T5">moreText</text:span><text:span text:style-name="T5"> = </text:span><text:span text:style-name="T5">"there"</text:span><text:span text:style-name="T5">;</text:span></text:p>
      <text:p text:style-name="P26"><text:span text:style-name="T5"><text:tab/><text:tab/></text:span><text:span text:style-name="T5">String</text:span><text:span text:style-name="T5"> </text:span><text:span text:style-name="T5">hiThere</text:span><text:span text:style-name="T5"> = </text:span><text:span text:style-name="T5">text</text:span><text:span text:style-name="T5"> + </text:span><text:span text:style-name="T5">blank</text:span><text:span text:style-name="T5"> + </text:span><text:span text:style-name="T5">moreText</text:span><text:span text:style-name="T5">;</text:span></text:p>
      <text:p text:style-name="P26"><text:span text:style-name="T5"><text:tab/><text:tab/></text:span><text:span text:style-name="T5">System</text:span><text:span text:style-name="T5">.</text:span><text:span text:style-name="T5">out</text:span><text:span text:style-name="T5">.</text:span><text:span text:style-name="T5">println</text:span><text:span text:style-name="T5">(</text:span><text:span text:style-name="T5">text</text:span><text:span text:style-name="T5">);</text:span></text:p>
      <text:p text:style-name="P26"><text:span text:style-name="T5"><text:tab/><text:tab/></text:span><text:span text:style-name="T5">System</text:span><text:span text:style-name="T5">.</text:span><text:span text:style-name="T5">out</text:span><text:span text:style-name="T5">.</text:span><text:span text:style-name="T5">println</text:span><text:span text:style-name="T5">(</text:span><text:span text:style-name="T5">text</text:span><text:span text:style-name="T5"> + </text:span><text:span text:style-name="T5">blank</text:span><text:span text:style-name="T5"> + </text:span><text:span text:style-name="T5">moreText</text:span><text:span text:style-name="T5">);</text:span></text:p>
      <text:p text:style-name="P26"><text:span text:style-name="T5"><text:tab/><text:tab/></text:span><text:span text:style-name="T5">System</text:span><text:span text:style-name="T5">.</text:span><text:span text:style-name="T5">out</text:span><text:span text:style-name="T5">.</text:span><text:span text:style-name="T5">println</text:span><text:span text:style-name="T5">(</text:span><text:span text:style-name="T5">"Hi"</text:span><text:span text:style-name="T5"> + </text:span><text:span text:style-name="T5">" "</text:span><text:span text:style-name="T5"> + </text:span><text:span text:style-name="T5">"there"</text:span><text:span text:style-name="T5">);</text:span></text:p>
      <text:p text:style-name="P26"><text:span text:style-name="T5"><text:tab/><text:tab/></text:span><text:span text:style-name="T5">System</text:span><text:span text:style-name="T5">.</text:span><text:span text:style-name="T5">out</text:span><text:span text:style-name="T5">.</text:span><text:span text:style-name="T5">println</text:span><text:span text:style-name="T5">(</text:span><text:span text:style-name="T5">hiThere</text:span><text:span text:style-name="T5">);</text:span></text:p>
      <text:p text:style-name="P26"><text:span text:style-name="T5"><text:tab/><text:tab/></text:span><text:span text:style-name="T5">System</text:span><text:span text:style-name="T5">.</text:span><text:span text:style-name="T5">out</text:span><text:span text:style-name="T5">.</text:span><text:span text:style-name="T5">println</text:span><text:span text:style-name="T5">(</text:span><text:span text:style-name="T5">"My number: "</text:span><text:span text:style-name="T5"> + </text:span><text:span text:style-name="T5">aNumber</text:span><text:span text:style-name="T5"> + </text:span><text:span text:style-name="T5">" , "</text:span><text:span text:style-name="T5"> + </text:span><text:span text:style-name="T5">aDouble</text:span><text:span text:style-name="T5">);</text:span></text:p>
      <text:list xml:id="list224710718238501" text:continue-numbering="true" text:style-name="L1">
        <text:list-header>
          <text:p text:style-name="P25"><text:span text:style-name="T5"><text:s text:c="5"/>}</text:span></text:p>
        </text:list-header>
        <text:list-item>
          <text:p text:style-name="P21"><text:span text:style-name="T2">}</text:span></text:p>
        </text:list-item>
      </text:list>
      <text:p text:style-name="P16"><text:span text:style-name="T21">Lec </text:span><text:span text:style-name="T22">4</text:span><text:span text:style-name="T21"> – </text:span><text:span text:style-name="T23">W</text:span><text:span text:style-name="T22">hile Loops</text:span></text:p>
      <text:list xml:id="list2675339024" text:style-name="L3">
        <text:list-item>
          <text:p text:style-name="P22"><text:span text:style-name="T18">A</text:span>nother good shortcut to indent code. select all code, while selected hit <text:span text:style-name="T3">SHIFT + CTRL + F.</text:span></text:p>
          <text:p text:style-name="P22"><text:span text:style-name="T3"/></text:p>
        </text:list-item>
      </text:list>
      <text:p text:style-name="P14"><text:span text:style-name="T5"><text:s text:c="4"/>public</text:span><text:span text:style-name="T5"> </text:span><text:span text:style-name="T5">class</text:span><text:span text:style-name="T5"> </text:span><text:span text:style-name="T5">MyApp</text:span><text:span text:style-name="T5"> {</text:span></text:p>
      <text:p text:style-name="P27"><text:span text:style-name="T5"><text:tab/></text:span><text:span text:style-name="T5">public</text:span><text:span text:style-name="T5"> </text:span><text:span text:style-name="T5">static</text:span><text:span text:style-name="T5"> </text:span><text:span text:style-name="T5">void</text:span><text:span text:style-name="T5"> </text:span><text:span text:style-name="T5">main</text:span><text:span text:style-name="T5">(</text:span><text:span text:style-name="T5">String</text:span><text:span text:style-name="T5">[] </text:span><text:span text:style-name="T5">args</text:span><text:span text:style-name="T5">) {</text:span></text:p>
      <text:p text:style-name="P27"><text:span text:style-name="T5"><text:tab/><text:tab/></text:span><text:span text:style-name="T5">int</text:span><text:span text:style-name="T5"> </text:span><text:span text:style-name="T5">number</text:span><text:span text:style-name="T5"> = </text:span><text:span text:style-name="T5">23</text:span><text:span text:style-name="T5">;</text:span></text:p>
      <text:p text:style-name="P27"><text:span text:style-name="T5"><text:tab/><text:tab/></text:span></text:p>
      <text:p text:style-name="P27"><text:span text:style-name="T5"><text:tab/><text:tab/></text:span><text:span text:style-name="T5">while</text:span><text:span text:style-name="T5">(</text:span><text:span text:style-name="T5">number</text:span><text:span text:style-name="T5"> &lt; </text:span><text:span text:style-name="T5">34</text:span><text:span text:style-name="T5">) {</text:span></text:p>
      <text:p text:style-name="P27"><text:span text:style-name="T5"><text:tab/><text:tab/><text:tab/></text:span><text:span text:style-name="T5">System</text:span><text:span text:style-name="T5">.</text:span><text:span text:style-name="T5">out</text:span><text:span text:style-name="T5">.</text:span><text:span text:style-name="T5">println</text:span><text:span text:style-name="T5">(</text:span><text:span text:style-name="T5">"Okay"</text:span><text:span text:style-name="T5"> + </text:span><text:span text:style-name="T5">" "</text:span><text:span text:style-name="T5"> + </text:span><text:span text:style-name="T5">number</text:span><text:span text:style-name="T5">);</text:span></text:p>
      <text:p text:style-name="P27"><text:span text:style-name="T5"><text:tab/><text:tab/><text:tab/></text:span><text:span text:style-name="T5">number</text:span><text:span text:style-name="T5"> = </text:span><text:span text:style-name="T5">number</text:span><text:span text:style-name="T5"> + </text:span><text:span text:style-name="T5">2</text:span><text:span text:style-name="T5">;</text:span></text:p>
      <text:p text:style-name="P27"><text:span text:style-name="T5"><text:tab/><text:tab/>}</text:span></text:p>
      <text:p text:style-name="P27"><text:span text:style-name="T5"><text:tab/>}</text:span></text:p>
      <text:p text:style-name="P27"><text:span text:style-name="T5">}</text:span></text:p>
      <text:p text:style-name="P15"/>
      <text:p text:style-name="P17">Lec <text:span text:style-name="T18">5</text:span> – <text:s/><text:span text:style-name="T18">For Loops</text:span></text:p>
      <text:p text:style-name="P17"/>
      <text:p text:style-name="P16"><text:span text:style-name="T21">Lec </text:span><text:span text:style-name="T22">6</text:span><text:span text:style-name="T21"> – </text:span><text:span text:style-name="T23">I</text:span><text:span text:style-name="T22">F Statements</text:span></text:p>
      <text:p text:style-name="P16"><text:span text:style-name="T22"/></text:p>
      <text:p text:style-name="P17">Lec <text:span text:style-name="T18">7</text:span> – <text:span text:style-name="T18">Getting User Input</text:span></text:p>
      <text:p text:style-name="P17"/>
      <text:p text:style-name="P16"><text:soft-page-break/><text:span text:style-name="T21">Lec </text:span><text:span text:style-name="T22">8</text:span><text:span text:style-name="T21"> – </text:span><text:span text:style-name="T23">C</text:span><text:span text:style-name="T22">omments, Variable Scope, Do While Loops</text:span></text:p>
      <text:p text:style-name="P16"><text:span text:style-name="T22"/></text:p>
      <text:p text:style-name="P17">Lec <text:span text:style-name="T18">9</text:span> – <text:span text:style-name="T18">Switch Statements</text:span></text:p>
      <text:p text:style-name="P17"/>
      <text:p text:style-name="P17">Lec <text:span text:style-name="T18">10</text:span> – <text:span text:style-name="T18">Arrays</text:span></text:p>
      <text:p text:style-name="P17"/>
      <text:p text:style-name="P17">Lec <text:span text:style-name="T18">11</text:span> – <text:span text:style-name="T18">Multidimensional Arrays, Nested For Loops</text:span></text:p>
      <text:p text:style-name="P17"/>
      <text:p text:style-name="P17">Lec <text:span text:style-name="T18">12</text:span> – <text:span text:style-name="T18">Classes, Methods, and Objects</text:span></text:p>
      <text:p text:style-name="P17"/>
      <text:p text:style-name="P17">Lec <text:span text:style-name="T18">13</text:span> – <text:span text:style-name="T18">Return Types and Method Parameters</text:span></text:p>
      <text:p text:style-name="P17"/>
      <text:p text:style-name="P16"><text:span text:style-name="T21">Lec </text:span><text:span text:style-name="T22">14</text:span><text:span text:style-name="T21"> – </text:span><text:span text:style-name="T23">C</text:span><text:span text:style-name="T22">onstructors and this vs. this()</text:span></text:p>
      <text:p text:style-name="P16"><text:span text:style-name="T22"/></text:p>
      <text:p text:style-name="P17">Lec <text:span text:style-name="T18">15</text:span> – <text:span text:style-name="T18">Static and Final</text:span></text:p>
      <text:p text:style-name="P17"/>
      <text:p text:style-name="P17">Lec <text:span text:style-name="T18">16</text:span> – <text:span text:style-name="T25">Inheritance and Access Modifiers </text:span></text:p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7T22:01:17.662000000</meta:creation-date>
    <dc:date>2020-04-27T22:47:10.199000000</dc:date>
    <meta:editing-duration>PT3M36S</meta:editing-duration>
    <meta:editing-cycles>3</meta:editing-cycles>
    <meta:generator>LibreOffice/6.3.4.2$Windows_X86_64 LibreOffice_project/60da17e045e08f1793c57c00ba83cdfce946d0aa</meta:generator>
    <meta:document-statistic meta:table-count="0" meta:image-count="0" meta:object-count="0" meta:page-count="3" meta:paragraph-count="103" meta:word-count="405" meta:character-count="2620" meta:non-whitespace-character-count="2133"/>
  </office:meta>
</office:document-meta>
</file>